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BC000002585EDA1FB3C381783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106cm" svg:stroke-color="#ff0000" draw:marker-start-width="0.358cm" draw:marker-end-width="0.358cm" draw:fill="none" draw:textarea-horizontal-align="justify" draw:textarea-vertical-align="middle" draw:auto-grow-height="false" fo:min-height="0.951cm" fo:min-width="9.801cm" fo:padding-top="0.177cm" fo:padding-bottom="0.177cm" fo:padding-left="0.302cm" fo:padding-right="0.302cm" fo:wrap-option="no-wrap"/>
    </style:style>
    <style:style style:name="gr3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0.545cm" fo:min-width="1.695cm" fo:padding-top="0.178cm" fo:padding-bottom="0.178cm" fo:padding-left="0.303cm" fo:padding-right="0.303cm" fo:wrap-option="no-wrap"/>
    </style:style>
    <style:style style:name="gr4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8.145cm" fo:min-width="16.595cm" fo:padding-top="0.178cm" fo:padding-bottom="0.178cm" fo:padding-left="0.303cm" fo:padding-right="0.303cm" fo:wrap-option="no-wrap"/>
    </style:style>
    <style:style style:name="gr5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2.045cm" fo:min-width="17.895cm" fo:padding-top="0.178cm" fo:padding-bottom="0.178cm" fo:padding-left="0.303cm" fo:padding-right="0.303cm" fo:wrap-option="no-wrap"/>
    </style:style>
    <style:style style:name="gr6" style:family="graphic" style:parent-style-name="standard">
      <style:graphic-properties draw:stroke="none" svg:stroke-color="#000000" draw:fill="none" draw:fill-color="#ffffff" fo:min-height="0.5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loext:graphic-properties draw:fill="none" draw:fill-color="#ffffff"/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8.52cm" svg:height="15.874cm" svg:x="9.48cm" svg:y="3.726cm">
          <draw:image xlink:href="Pictures/10000201000002BC000002585EDA1FB3C3817833.png" xlink:type="simple" xlink:show="embed" xlink:actuate="onLoad">
            <text:p/>
          </draw:image>
        </draw:frame>
        <draw:custom-shape draw:style-name="gr2" draw:text-style-name="P2" draw:layer="layout" svg:width="10.3cm" svg:height="1.2cm" svg:x="9.3cm" svg:y="4.026cm">
          <text:p/>
          <draw:enhanced-geometry svg:viewBox="0 0 21600 21600" draw:glue-points="10800 0 0 10800 10800 21600 21600 10800 ?f40 ?f41" draw:text-areas="0 0 21600 21600" draw:type="rectangular-callout" draw:modifiers="9540.82127948743 -35250.62447960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2.3cm" svg:height="0.9cm" svg:x="10.5cm" svg:y="5.226cm">
          <text:p/>
          <draw:enhanced-geometry svg:viewBox="0 0 21600 21600" draw:glue-points="10800 0 0 10800 10800 21600 21600 10800 ?f40 ?f41" draw:text-areas="0 0 21600 21600" draw:type="rectangular-callout" draw:modifiers="-30283.1812255541 53988.0133185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17.2cm" svg:height="8.5cm" svg:x="10.7cm" svg:y="6.426cm">
          <text:p/>
          <draw:enhanced-geometry svg:viewBox="0 0 21600 21600" draw:glue-points="10800 0 0 10800 10800 21600 21600 10800 ?f40 ?f41" draw:text-areas="0 0 21600 21600" draw:type="rectangular-callout" draw:modifiers="-3484.68112319051 9180.190565815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2" draw:layer="layout" svg:width="18.5cm" svg:height="2.4cm" svg:x="9.4cm" svg:y="16.226cm">
          <text:p/>
          <draw:enhanced-geometry svg:viewBox="0 0 21600 21600" draw:glue-points="10800 0 0 10800 10800 21600 21600 10800 ?f40 ?f41" draw:text-areas="0 0 21600 21600" draw:type="rectangular-callout" draw:modifiers="-2577.84984595427 17209.82923781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4" draw:layer="layout" svg:width="5.5cm" svg:height="0.8cm" svg:x="11.2cm" svg:y="1cm">
          <draw:text-box>
            <text:p text:style-name="P3"><text:span text:style-name="T1">Menús desplegables</text:span></text:p>
          </draw:text-box>
        </draw:frame>
        <draw:frame draw:style-name="gr6" draw:text-style-name="P4" draw:layer="layout" svg:width="5.5cm" svg:height="0.8cm" svg:x="3.2cm" svg:y="17.7cm">
          <draw:text-box>
            <text:p text:style-name="P3"><text:span text:style-name="T1">Consola</text:span></text:p>
          </draw:text-box>
        </draw:frame>
        <draw:frame draw:style-name="gr6" draw:text-style-name="P4" draw:layer="layout" svg:width="5.5cm" svg:height="0.8cm" svg:x="2.6cm" svg:y="9.6cm">
          <draw:text-box>
            <text:p text:style-name="P3"><text:span text:style-name="T1">Líneas de código</text:span></text:p>
          </draw:text-box>
        </draw:frame>
        <draw:frame draw:style-name="gr6" draw:text-style-name="P4" draw:layer="layout" svg:width="5.5cm" svg:height="1.763cm" svg:x="2.1cm" svg:y="7cm">
          <draw:text-box>
            <text:p text:style-name="P3"><text:span text:style-name="T1">Botones de puesta en marcha y paro de ejecució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7T15:16:32.836058627</meta:creation-date>
    <dc:date>2017-07-17T15:26:06.897392826</dc:date>
    <meta:editing-duration>PT9M33S</meta:editing-duration>
    <meta:editing-cycles>4</meta:editing-cycles>
    <meta:generator>LibreOffice/5.3.1.2$Linux_X86_64 LibreOffice_project/30m0$Build-2</meta:generator>
    <meta:document-statistic meta:object-count="9"/>
  </office:meta>
</office:document-meta>
</file>